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a220b"/>
    </style:style>
    <style:style style:name="P2" style:family="paragraph" style:parent-style-name="Standard">
      <style:text-properties officeooo:paragraph-rsid="001a4681"/>
    </style:style>
    <style:style style:name="P3" style:family="paragraph" style:parent-style-name="Standard">
      <style:text-properties officeooo:paragraph-rsid="001acee8"/>
    </style:style>
    <style:style style:name="P4" style:family="paragraph" style:parent-style-name="Standard">
      <style:text-properties officeooo:paragraph-rsid="001c20b4"/>
    </style:style>
    <style:style style:name="P5" style:family="paragraph" style:parent-style-name="Standard">
      <style:text-properties officeooo:paragraph-rsid="001ec5ae"/>
    </style:style>
    <style:style style:name="P6" style:family="paragraph" style:parent-style-name="Standard">
      <style:text-properties officeooo:paragraph-rsid="0023211b"/>
    </style:style>
    <style:style style:name="P7" style:family="paragraph" style:parent-style-name="Standard">
      <style:text-properties officeooo:paragraph-rsid="002508a6"/>
    </style:style>
    <style:style style:name="P8" style:family="paragraph" style:parent-style-name="Standard">
      <style:text-properties officeooo:paragraph-rsid="0026b50c"/>
    </style:style>
    <style:style style:name="P9" style:family="paragraph" style:parent-style-name="Standard">
      <style:text-properties officeooo:rsid="0027de8f" officeooo:paragraph-rsid="0027de8f"/>
    </style:style>
    <style:style style:name="P10" style:family="paragraph" style:parent-style-name="Standard">
      <style:text-properties officeooo:paragraph-rsid="0029d22f"/>
    </style:style>
    <style:style style:name="P11" style:family="paragraph" style:parent-style-name="Standard">
      <style:text-properties officeooo:rsid="0029d22f" officeooo:paragraph-rsid="0029d22f"/>
    </style:style>
    <style:style style:name="P12" style:family="paragraph" style:parent-style-name="Standard">
      <style:text-properties officeooo:rsid="002b4747" officeooo:paragraph-rsid="002d4bdd"/>
    </style:style>
    <style:style style:name="P13" style:family="paragraph" style:parent-style-name="Standard">
      <style:text-properties officeooo:paragraph-rsid="002be3fe"/>
    </style:style>
    <style:style style:name="P14" style:family="paragraph" style:parent-style-name="Standard">
      <style:text-properties officeooo:paragraph-rsid="002d4bdd"/>
    </style:style>
    <style:style style:name="P15" style:family="paragraph" style:parent-style-name="Standard">
      <style:text-properties officeooo:paragraph-rsid="002e37ab"/>
    </style:style>
    <style:style style:name="P16" style:family="paragraph" style:parent-style-name="Standard">
      <style:text-properties officeooo:rsid="002ef274" officeooo:paragraph-rsid="001a220b"/>
    </style:style>
    <style:style style:name="P17" style:family="paragraph" style:parent-style-name="Standard">
      <style:text-properties officeooo:paragraph-rsid="003018f6"/>
    </style:style>
    <style:style style:name="P18" style:family="paragraph" style:parent-style-name="Standard">
      <style:text-properties officeooo:paragraph-rsid="003082ee"/>
    </style:style>
    <style:style style:name="P19" style:family="paragraph" style:parent-style-name="Standard">
      <style:text-properties officeooo:rsid="003082ee" officeooo:paragraph-rsid="003082ee"/>
    </style:style>
    <style:style style:name="P20" style:family="paragraph" style:parent-style-name="Standard">
      <style:text-properties officeooo:paragraph-rsid="00358a04"/>
    </style:style>
    <style:style style:name="P21" style:family="paragraph" style:parent-style-name="Standard">
      <style:text-properties officeooo:paragraph-rsid="0036b356"/>
    </style:style>
    <style:style style:name="P22" style:family="paragraph" style:parent-style-name="Standard">
      <style:text-properties officeooo:rsid="0036b356" officeooo:paragraph-rsid="0036b356"/>
    </style:style>
    <style:style style:name="P23" style:family="paragraph" style:parent-style-name="Standard">
      <style:text-properties officeooo:rsid="0037741b" officeooo:paragraph-rsid="0037741b"/>
    </style:style>
    <style:style style:name="P24" style:family="paragraph" style:parent-style-name="Standard">
      <style:text-properties officeooo:rsid="0037741b" officeooo:paragraph-rsid="003885e7"/>
    </style:style>
    <style:style style:name="P25" style:family="paragraph" style:parent-style-name="Standard">
      <style:text-properties officeooo:rsid="0037741b" officeooo:paragraph-rsid="0039210d"/>
    </style:style>
    <style:style style:name="P26" style:family="paragraph" style:parent-style-name="Standard">
      <style:text-properties officeooo:rsid="0037741b" officeooo:paragraph-rsid="003b3e49"/>
    </style:style>
    <style:style style:name="P27" style:family="paragraph" style:parent-style-name="Standard">
      <style:text-properties style:font-name="Liberation Serif" fo:font-size="13pt" officeooo:rsid="0036b356" officeooo:paragraph-rsid="0036b356" style:font-size-asian="13pt" style:font-size-complex="13pt"/>
    </style:style>
    <style:style style:name="P28" style:family="paragraph" style:parent-style-name="Standard">
      <style:text-properties officeooo:rsid="003885e7" officeooo:paragraph-rsid="003885e7"/>
    </style:style>
    <style:style style:name="P29" style:family="paragraph" style:parent-style-name="Standard">
      <style:text-properties officeooo:paragraph-rsid="0039210d"/>
    </style:style>
    <style:style style:name="P30" style:family="paragraph" style:parent-style-name="Standard">
      <style:text-properties officeooo:paragraph-rsid="003b3e49"/>
    </style:style>
    <style:style style:name="P31" style:family="paragraph" style:parent-style-name="Preformatted_20_Text">
      <style:text-properties style:font-name="Liberation Serif" fo:font-size="13pt" officeooo:rsid="003d16a4" officeooo:paragraph-rsid="00553231" style:font-size-asian="13pt" style:font-size-complex="13pt"/>
    </style:style>
    <style:style style:name="P32" style:family="paragraph" style:parent-style-name="Standard">
      <style:text-properties fo:color="#0000cd" loext:opacity="100%" officeooo:paragraph-rsid="001ec5ae"/>
    </style:style>
    <style:style style:name="P33" style:family="paragraph" style:parent-style-name="Standard">
      <style:text-properties fo:color="#000000" loext:opacity="100%" officeooo:rsid="0029d22f" officeooo:paragraph-rsid="0029d22f"/>
    </style:style>
    <style:style style:name="P34" style:family="paragraph" style:parent-style-name="Standard">
      <style:text-properties fo:color="#000000" loext:opacity="100%" officeooo:rsid="002b4747" officeooo:paragraph-rsid="002b4747"/>
    </style:style>
    <style:style style:name="P35" style:family="paragraph" style:parent-style-name="Standard">
      <style:text-properties fo:color="#000000" loext:opacity="100%" officeooo:paragraph-rsid="001ec5ae"/>
    </style:style>
    <style:style style:name="P36" style:family="paragraph" style:parent-style-name="Standard">
      <style:text-properties fo:color="#000000" loext:opacity="100%" officeooo:rsid="003082ee" officeooo:paragraph-rsid="003082ee"/>
    </style:style>
    <style:style style:name="P37" style:family="paragraph" style:parent-style-name="Standard">
      <style:text-properties fo:color="#000000" loext:opacity="100%" officeooo:rsid="003082ee" officeooo:paragraph-rsid="00546f94"/>
    </style:style>
    <style:style style:name="P38" style:family="paragraph" style:parent-style-name="Standard">
      <style:text-properties fo:color="#000000" loext:opacity="100%" officeooo:rsid="0034dd40" officeooo:paragraph-rsid="003082ee"/>
    </style:style>
    <style:style style:name="P39" style:family="paragraph" style:parent-style-name="Standard">
      <style:text-properties fo:color="#000000" loext:opacity="100%" officeooo:rsid="0034dd40" officeooo:paragraph-rsid="0034dd40"/>
    </style:style>
    <style:style style:name="P40" style:family="paragraph" style:parent-style-name="Standard">
      <style:text-properties officeooo:rsid="0026b50c" officeooo:paragraph-rsid="0026b50c"/>
    </style:style>
    <style:style style:name="P41" style:family="paragraph" style:parent-style-name="Standard">
      <style:text-properties officeooo:rsid="002b4747" officeooo:paragraph-rsid="003018f6"/>
    </style:style>
    <style:style style:name="P42" style:family="paragraph" style:parent-style-name="Standard">
      <style:text-properties style:font-name="Liberation Serif" fo:font-size="13pt" officeooo:rsid="0036b356" officeooo:paragraph-rsid="0036b356" style:font-size-asian="13pt" style:font-size-complex="13pt"/>
    </style:style>
    <style:style style:name="P43" style:family="paragraph" style:parent-style-name="Standard">
      <style:text-properties style:font-name="Liberation Serif" fo:font-size="13pt" officeooo:rsid="003d1179" officeooo:paragraph-rsid="003d1179" style:font-size-asian="13pt" style:font-size-complex="13pt"/>
    </style:style>
    <style:style style:name="P44" style:family="paragraph" style:parent-style-name="Standard">
      <style:text-properties style:font-name="Liberation Serif" fo:font-size="13pt" officeooo:rsid="003d16a4" officeooo:paragraph-rsid="003d16a4" style:font-size-asian="13pt" style:font-size-complex="13pt"/>
    </style:style>
    <style:style style:name="P45" style:family="paragraph" style:parent-style-name="Standard">
      <style:text-properties style:font-name="Liberation Serif" fo:font-size="13pt" officeooo:paragraph-rsid="0039210d" style:font-size-asian="13pt" style:font-size-complex="13pt"/>
    </style:style>
    <style:style style:name="P46" style:family="paragraph" style:parent-style-name="Standard">
      <style:text-properties officeooo:paragraph-rsid="0036b356"/>
    </style:style>
    <style:style style:name="P47" style:family="paragraph" style:parent-style-name="Standard">
      <style:text-properties officeooo:paragraph-rsid="0040c7e3"/>
    </style:style>
    <style:style style:name="P48" style:family="paragraph" style:parent-style-name="Standard">
      <style:text-properties officeooo:rsid="0037741b" officeooo:paragraph-rsid="003b3e49"/>
    </style:style>
    <style:style style:name="P49" style:family="paragraph" style:parent-style-name="Standard">
      <style:text-properties officeooo:rsid="0037741b" officeooo:paragraph-rsid="0042a23c"/>
    </style:style>
    <style:style style:name="P50" style:family="paragraph" style:parent-style-name="Standard">
      <style:text-properties officeooo:paragraph-rsid="0044062f"/>
    </style:style>
    <style:style style:name="P51" style:family="paragraph" style:parent-style-name="Standard">
      <style:text-properties officeooo:paragraph-rsid="0047fbd0"/>
    </style:style>
    <style:style style:name="P52" style:family="paragraph" style:parent-style-name="Standard">
      <style:text-properties officeooo:paragraph-rsid="0049eba2"/>
    </style:style>
    <style:style style:name="P53" style:family="paragraph" style:parent-style-name="Standard">
      <style:text-properties officeooo:paragraph-rsid="004a0576"/>
    </style:style>
    <style:style style:name="P54" style:family="paragraph" style:parent-style-name="Standard">
      <style:text-properties officeooo:paragraph-rsid="004bd2a3"/>
    </style:style>
    <style:style style:name="P55" style:family="paragraph" style:parent-style-name="Standard">
      <style:text-properties officeooo:paragraph-rsid="003082ee"/>
    </style:style>
    <style:style style:name="P56" style:family="paragraph" style:parent-style-name="Standard">
      <style:text-properties officeooo:rsid="004bd2a3" officeooo:paragraph-rsid="004bd2a3"/>
    </style:style>
    <style:style style:name="P57" style:family="paragraph" style:parent-style-name="Standard">
      <style:text-properties officeooo:rsid="004bd2a3" officeooo:paragraph-rsid="00546f94"/>
    </style:style>
    <style:style style:name="P58" style:family="paragraph" style:parent-style-name="Standard">
      <style:text-properties officeooo:paragraph-rsid="004c4eca"/>
    </style:style>
    <style:style style:name="P59" style:family="paragraph" style:parent-style-name="Standard">
      <style:text-properties officeooo:paragraph-rsid="004dab1b"/>
    </style:style>
    <style:style style:name="P60" style:family="paragraph" style:parent-style-name="Standard">
      <style:text-properties officeooo:paragraph-rsid="004e4b33"/>
    </style:style>
    <style:style style:name="P61" style:family="paragraph" style:parent-style-name="Standard">
      <style:text-properties officeooo:paragraph-rsid="001ec5ae"/>
    </style:style>
    <style:style style:name="P62" style:family="paragraph" style:parent-style-name="Standard">
      <style:text-properties officeooo:paragraph-rsid="001acee8"/>
    </style:style>
    <style:style style:name="P63" style:family="paragraph" style:parent-style-name="Standard">
      <style:text-properties officeooo:paragraph-rsid="00504a76"/>
    </style:style>
    <style:style style:name="P64" style:family="paragraph" style:parent-style-name="Standard">
      <style:text-properties officeooo:rsid="002be3fe" officeooo:paragraph-rsid="002be3fe"/>
    </style:style>
    <style:style style:name="P65" style:family="paragraph" style:parent-style-name="Standard">
      <style:text-properties officeooo:rsid="0051adee" officeooo:paragraph-rsid="0051adee"/>
    </style:style>
    <style:style style:name="P66" style:family="paragraph" style:parent-style-name="Standard">
      <style:text-properties officeooo:paragraph-rsid="00546f94"/>
    </style:style>
    <style:style style:name="P67" style:family="paragraph" style:parent-style-name="Standard">
      <style:text-properties officeooo:rsid="003082ee" officeooo:paragraph-rsid="00546f94"/>
    </style:style>
    <style:style style:name="P68" style:family="paragraph" style:parent-style-name="Standard">
      <style:text-properties officeooo:rsid="00332632" officeooo:paragraph-rsid="00332632"/>
    </style:style>
    <style:style style:name="P69" style:family="paragraph" style:parent-style-name="Standard">
      <style:text-properties officeooo:rsid="00546f94" officeooo:paragraph-rsid="00546f94"/>
    </style:style>
    <style:style style:name="T1" style:family="text">
      <style:text-properties fo:color="#000000" loext:opacity="100%"/>
    </style:style>
    <style:style style:name="T2" style:family="text">
      <style:text-properties fo:color="#000000" loext:opacity="100%" officeooo:rsid="001a220b"/>
    </style:style>
    <style:style style:name="T3" style:family="text">
      <style:text-properties fo:color="#000000" loext:opacity="100%" officeooo:rsid="001a4681"/>
    </style:style>
    <style:style style:name="T4" style:family="text">
      <style:text-properties fo:color="#000000" loext:opacity="100%" officeooo:rsid="001acee8"/>
    </style:style>
    <style:style style:name="T5" style:family="text">
      <style:text-properties fo:color="#000000" loext:opacity="100%" officeooo:rsid="001c20b4"/>
    </style:style>
    <style:style style:name="T6" style:family="text">
      <style:text-properties fo:color="#000000" loext:opacity="100%" officeooo:rsid="001da7fe"/>
    </style:style>
    <style:style style:name="T7" style:family="text">
      <style:text-properties fo:color="#000000" loext:opacity="100%" officeooo:rsid="001ec5ae"/>
    </style:style>
    <style:style style:name="T8" style:family="text">
      <style:text-properties fo:color="#000000" loext:opacity="100%" officeooo:rsid="0023211b"/>
    </style:style>
    <style:style style:name="T9" style:family="text">
      <style:text-properties fo:color="#000000" loext:opacity="100%" officeooo:rsid="0027de8f"/>
    </style:style>
    <style:style style:name="T10" style:family="text">
      <style:text-properties fo:color="#000000" loext:opacity="100%" officeooo:rsid="0029d22f"/>
    </style:style>
    <style:style style:name="T11" style:family="text">
      <style:text-properties fo:color="#000000" loext:opacity="100%" officeooo:rsid="003082ee"/>
    </style:style>
    <style:style style:name="T12" style:family="text">
      <style:text-properties fo:color="#000000" loext:opacity="100%" officeooo:rsid="00319439"/>
    </style:style>
    <style:style style:name="T13" style:family="text">
      <style:text-properties fo:color="#000000" loext:opacity="100%" officeooo:rsid="00332632"/>
    </style:style>
    <style:style style:name="T14" style:family="text">
      <style:text-properties fo:color="#000000" loext:opacity="100%" officeooo:rsid="0034dd40"/>
    </style:style>
    <style:style style:name="T15" style:family="text">
      <style:text-properties fo:color="#000000" loext:opacity="100%" officeooo:rsid="00358a04"/>
    </style:style>
    <style:style style:name="T16" style:family="text">
      <style:text-properties fo:color="#000000" loext:opacity="100%" officeooo:rsid="0036b356"/>
    </style:style>
    <style:style style:name="T17" style:family="text">
      <style:text-properties fo:color="#000000" loext:opacity="100%" officeooo:rsid="003885e7"/>
    </style:style>
    <style:style style:name="T18" style:family="text">
      <style:text-properties fo:color="#000000" loext:opacity="100%" officeooo:rsid="0039210d"/>
    </style:style>
    <style:style style:name="T19" style:family="text">
      <style:text-properties fo:color="#000000" loext:opacity="100%" officeooo:rsid="003a3e96"/>
    </style:style>
    <style:style style:name="T20" style:family="text">
      <style:text-properties fo:color="#000000" loext:opacity="100%" officeooo:rsid="003b3e49"/>
    </style:style>
    <style:style style:name="T21" style:family="text">
      <style:text-properties fo:color="#000000" loext:opacity="100%" officeooo:rsid="004bd2a3"/>
    </style:style>
    <style:style style:name="T22" style:family="text">
      <style:text-properties fo:color="#000000" loext:opacity="100%" officeooo:rsid="00504a76"/>
    </style:style>
    <style:style style:name="T23" style:family="text">
      <style:text-properties fo:color="#000000" loext:opacity="100%" officeooo:rsid="00546f94"/>
    </style:style>
    <style:style style:name="T24" style:family="text">
      <style:text-properties fo:color="#0000cd" loext:opacity="100%"/>
    </style:style>
    <style:style style:name="T25" style:family="text">
      <style:text-properties officeooo:rsid="001c20b4"/>
    </style:style>
    <style:style style:name="T26" style:family="text">
      <style:text-properties officeooo:rsid="001da7fe"/>
    </style:style>
    <style:style style:name="T27" style:family="text">
      <style:text-properties officeooo:rsid="00206d7d"/>
    </style:style>
    <style:style style:name="T28" style:family="text">
      <style:text-properties officeooo:rsid="0020b347"/>
    </style:style>
    <style:style style:name="T29" style:family="text">
      <style:text-properties officeooo:rsid="0023211b"/>
    </style:style>
    <style:style style:name="T30" style:family="text">
      <style:text-properties officeooo:rsid="00234556"/>
    </style:style>
    <style:style style:name="T31" style:family="text">
      <style:text-properties officeooo:rsid="0026b50c"/>
    </style:style>
    <style:style style:name="T32" style:family="text">
      <style:text-properties officeooo:rsid="002b4747"/>
    </style:style>
    <style:style style:name="T33" style:family="text">
      <style:text-properties officeooo:rsid="002be3fe"/>
    </style:style>
    <style:style style:name="T34" style:family="text">
      <style:text-properties officeooo:rsid="002d4bdd"/>
    </style:style>
    <style:style style:name="T35" style:family="text">
      <style:text-properties officeooo:rsid="002e283d"/>
    </style:style>
    <style:style style:name="T36" style:family="text">
      <style:text-properties officeooo:rsid="002e37ab"/>
    </style:style>
    <style:style style:name="T37" style:family="text">
      <style:text-properties officeooo:rsid="00304795"/>
    </style:style>
    <style:style style:name="T38" style:family="text">
      <style:text-properties officeooo:rsid="0034dd40"/>
    </style:style>
    <style:style style:name="T39" style:family="text">
      <style:text-properties officeooo:rsid="00358a04"/>
    </style:style>
    <style:style style:name="T40" style:family="text">
      <style:text-properties officeooo:rsid="0036b356"/>
    </style:style>
    <style:style style:name="T41" style:family="text">
      <style:text-properties style:font-name="Liberation Serif" fo:font-size="13pt" officeooo:rsid="0036b356" style:font-size-asian="13pt" style:font-size-complex="13pt"/>
    </style:style>
    <style:style style:name="T42" style:family="text">
      <style:text-properties style:font-name="Liberation Serif" fo:font-size="13pt" officeooo:rsid="004003a8" style:font-size-asian="13pt" style:font-size-complex="13pt"/>
    </style:style>
    <style:style style:name="T43" style:family="text">
      <style:text-properties style:font-name="Liberation Serif" fo:font-size="13pt" officeooo:rsid="0040c7e3" style:font-size-asian="13pt" style:font-size-complex="13pt"/>
    </style:style>
    <style:style style:name="T44" style:family="text">
      <style:text-properties style:font-name="Liberation Serif" fo:font-size="13pt" officeooo:rsid="0044062f" style:font-size-asian="13pt" style:font-size-complex="13pt"/>
    </style:style>
    <style:style style:name="T45" style:family="text">
      <style:text-properties style:font-name="Liberation Serif" fo:font-size="13pt" officeooo:rsid="0047fbd0" style:font-size-asian="13pt" style:font-size-complex="13pt"/>
    </style:style>
    <style:style style:name="T46" style:family="text">
      <style:text-properties style:font-name="Liberation Serif" fo:font-size="13pt" officeooo:rsid="0049eba2" style:font-size-asian="13pt" style:font-size-complex="13pt"/>
    </style:style>
    <style:style style:name="T47" style:family="text">
      <style:text-properties style:font-name="Liberation Serif" fo:font-size="13pt" officeooo:rsid="004a0576" style:font-size-asian="13pt" style:font-size-complex="13pt"/>
    </style:style>
    <style:style style:name="T48" style:family="text">
      <style:text-properties style:font-name="Liberation Serif" fo:font-size="13pt" officeooo:rsid="004bd2a3" style:font-size-asian="13pt" style:font-size-complex="13pt"/>
    </style:style>
    <style:style style:name="T49" style:family="text">
      <style:text-properties style:font-name="Liberation Serif" fo:font-size="13pt" officeooo:rsid="004c4eca" style:font-size-asian="13pt" style:font-size-complex="13pt"/>
    </style:style>
    <style:style style:name="T50" style:family="text">
      <style:text-properties style:font-name="Liberation Serif" fo:font-size="13pt" officeooo:rsid="004dab1b" style:font-size-asian="13pt" style:font-size-complex="13pt"/>
    </style:style>
    <style:style style:name="T51" style:family="text">
      <style:text-properties style:font-name="Liberation Serif" fo:font-size="13pt" officeooo:rsid="004e4b33" style:font-size-asian="13pt" style:font-size-complex="13pt"/>
    </style:style>
    <style:style style:name="T52" style:family="text">
      <style:text-properties style:font-name="Liberation Serif" fo:font-size="13pt" officeooo:rsid="0055dad2" style:font-size-asian="13pt" style:font-size-complex="13pt"/>
    </style:style>
    <style:style style:name="T53" style:family="text">
      <style:text-properties officeooo:rsid="0037741b"/>
    </style:style>
    <style:style style:name="T54" style:family="text">
      <style:text-properties officeooo:rsid="003885e7"/>
    </style:style>
    <style:style style:name="T55" style:family="text">
      <style:text-properties officeooo:rsid="0039210d"/>
    </style:style>
    <style:style style:name="T56" style:family="text">
      <style:text-properties officeooo:rsid="003a3410"/>
    </style:style>
    <style:style style:name="T57" style:family="text">
      <style:text-properties officeooo:rsid="003a3e96"/>
    </style:style>
    <style:style style:name="T58" style:family="text">
      <style:text-properties officeooo:rsid="003b3e49"/>
    </style:style>
    <style:style style:name="T59" style:family="text">
      <style:text-properties officeooo:rsid="003d1179"/>
    </style:style>
    <style:style style:name="T60" style:family="text">
      <style:text-properties officeooo:rsid="003d16a4"/>
    </style:style>
    <style:style style:name="T61" style:family="text">
      <style:text-properties officeooo:rsid="004003a8"/>
    </style:style>
    <style:style style:name="T62" style:family="text">
      <style:text-properties officeooo:rsid="0042a23c"/>
    </style:style>
    <style:style style:name="T63" style:family="text">
      <style:text-properties officeooo:rsid="00439759"/>
    </style:style>
    <style:style style:name="T64" style:family="text">
      <style:text-properties officeooo:rsid="0044062f"/>
    </style:style>
    <style:style style:name="T65" style:family="text">
      <style:text-properties officeooo:rsid="0047fbd0"/>
    </style:style>
    <style:style style:name="T66" style:family="text">
      <style:text-properties officeooo:rsid="004bd2a3"/>
    </style:style>
    <style:style style:name="T67" style:family="text">
      <style:text-properties officeooo:rsid="00504a76"/>
    </style:style>
    <style:style style:name="T68" style:family="text">
      <style:text-properties officeooo:rsid="0054fc2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2"/>
      <text:p text:style-name="P10"><text:span text:style-name="T24">CREATE</text:span><text:span text:style-name="T1"> </text:span><text:span text:style-name="T24">TABLE </text:span><text:span text:style-name="T10">University (</text:span></text:p>
      <text:p text:style-name="P33"><text:s text:c="4"/>UnivID VARCHAR (5),</text:p>
      <text:p text:style-name="P33"><text:s text:c="4"/>UnivName VARCHAR (75),</text:p>
      <text:p text:style-name="P11"><text:s text:c="4"/><text:span text:style-name="T35">PRIMARY KEY (UnivID)</text:span></text:p>
      <text:p text:style-name="P33">);</text:p>
      <text:p text:style-name="P33"/>
      <text:p text:style-name="P34">INSERT INTO University(UnivID, UnivName)</text:p>
      <text:p text:style-name="P14"><text:span text:style-name="T32">VALUES (</text:span>'<text:span text:style-name="T32">NOCAM</text:span>'<text:span text:style-name="T32">, 'North Campus'),</text:span></text:p>
      <text:p text:style-name="P12"><text:s text:c="16"/>('SOCAM', 'South Campus');</text:p>
      <text:p text:style-name="P32"/>
      <text:p text:style-name="P35">CREATE TABLE Department (<text:line-break/> <text:s text:c="3"/>DeptID INT NOT NULL,<text:line-break/> <text:s text:c="3"/>DeptName VARCHAR(75),<text:line-break/> <text:s text:c="3"/>UnivID VARCHAR(5),<text:line-break/> <text:s text:c="3"/>PRIMARY KEY (DeptID),<text:line-break/> <text:s text:c="3"/>CONSTRAINT fk_university<text:line-break/> <text:s text:c="3"/>FOREIGN KEY (UnivID) REFERENCES University(UnivID)<text:line-break/>); </text:p>
      <text:p text:style-name="P1"/>
      <text:p text:style-name="P15">INSERT INTO <text:span text:style-name="T27">Department</text:span> (<text:span text:style-name="T27">DeptID</text:span>, <text:span text:style-name="T27">DeptName</text:span>, <text:span text:style-name="T36">UnivID</text:span>)<text:line-break/>VALUES (<text:span text:style-name="T28">1</text:span>, '<text:span text:style-name="T28">Art</text:span>', '<text:span text:style-name="T32">NOCAM'</text:span>),</text:p>
      <text:p text:style-name="P15"><text:s text:c="16"/>(<text:span text:style-name="T28">2</text:span>, '<text:span text:style-name="T28">Life Science</text:span>', '<text:span text:style-name="T32">SOCAM'</text:span>),</text:p>
      <text:p text:style-name="P15"><text:s text:c="16"/>(<text:span text:style-name="T28">3</text:span>, '<text:span text:style-name="T28">Math</text:span>', '<text:span text:style-name="T32">SOCAM'</text:span>),</text:p>
      <text:p text:style-name="P15"><text:s text:c="16"/>(<text:span text:style-name="T28">4</text:span>, '<text:span text:style-name="T28">Physical Science</text:span>', '<text:span text:style-name="T32">SOCAM'</text:span>), </text:p>
      <text:p text:style-name="P15"><text:s text:c="16"/>(<text:span text:style-name="T28">5</text:span>, '<text:span text:style-name="T28">Social Science</text:span>', '<text:span text:style-name="T32">NOCAM'</text:span><text:span text:style-name="T36">)</text:span>; </text:p>
      <text:p text:style-name="P1"/>
      <text:p text:style-name="P6"><text:span text:style-name="T24">CREATE</text:span><text:span text:style-name="T1"> </text:span><text:span text:style-name="T24">TABLE</text:span><text:span text:style-name="T1"> </text:span><text:span text:style-name="T2">Instructor</text:span><text:span text:style-name="T1"> (<text:line-break/> <text:s text:c="3"/></text:span><text:span text:style-name="T2">InstID</text:span><text:span text:style-name="T1"> </text:span><text:span text:style-name="T5">INT </text:span><text:span text:style-name="T7">NOT NULL</text:span><text:span text:style-name="T1">,</text:span></text:p>
      <text:p text:style-name="P6"><text:span text:style-name="T1"><text:s text:c="4"/></text:span><text:span text:style-name="T8">InstructorName </text:span><text:span text:style-name="T5">VARCHAR</text:span><text:span text:style-name="T8">(</text:span><text:span text:style-name="T2">75</text:span><text:span text:style-name="T8">),</text:span><text:span text:style-name="T1"><text:line-break/> <text:s text:c="3"/></text:span><text:span text:style-name="T2">DeptID</text:span><text:span text:style-name="T1"> </text:span><text:span text:style-name="T5">INT</text:span><text:span text:style-name="T1">,</text:span></text:p>
      <text:p text:style-name="P1"><text:span text:style-name="T1"><text:s text:c="4"/></text:span><text:span text:style-name="T2">PRIMARY KEY (InstID),</text:span></text:p>
      <text:p text:style-name="P1"><text:span text:style-name="T2"><text:s text:c="4"/>FOREIGN KEY (DeptID) REFERENCES Department (DeptID)</text:span><text:span text:style-name="T1"><text:line-break/>);</text:span> </text:p>
      <text:p text:style-name="P1"/>
      <text:p text:style-name="P17">INSERT INTO <text:span text:style-name="T29">Instructor </text:span>(<text:span text:style-name="T29">InstID, InstructorName, DeptID</text:span>)<text:line-break/>VALUES <text:span text:style-name="T29">(</text:span><text:span text:style-name="T30">1, 'Bill Selby', 4</text:span><text:span text:style-name="T29">),</text:span></text:p>
      <text:p text:style-name="P17"><text:span text:style-name="T29"><text:s text:c="16"/>(</text:span><text:span text:style-name="T30">2, 'Harvey Stromberg', 5</text:span><text:span text:style-name="T29">),</text:span></text:p>
      <text:p text:style-name="P17"><text:tab/> <text:s text:c="3"/><text:span text:style-name="T29">(</text:span><text:span text:style-name="T30">3, 'Erik Scerri', 2</text:span><text:span text:style-name="T29">),</text:span></text:p>
      <text:p text:style-name="P17"><text:tab/> <text:s text:c="3"/><text:span text:style-name="T29">(</text:span><text:span text:style-name="T30">4, 'Mario Semere', 1</text:span><text:span text:style-name="T29">),</text:span></text:p>
      <text:p text:style-name="P17"><text:s text:c="16"/><text:span text:style-name="T29">(</text:span><text:span text:style-name="T30">5, 'Ernest Abers', 4</text:span><text:span text:style-name="T29">),</text:span></text:p>
      <text:p text:style-name="P17"><text:tab/> <text:s text:c="3"/><text:span text:style-name="T30">(6, 'Lincoln Chayes', 3),</text:span></text:p>
      <text:p text:style-name="P17"><text:s text:c="16"/><text:span text:style-name="T30">(7, 'Henry Charlier', 2),</text:span></text:p>
      <text:p text:style-name="P17"><text:s text:c="16"/><text:span text:style-name="T30">(8, 'Ronald Miech', 3),</text:span></text:p>
      <text:p text:style-name="P17"><text:s text:c="16"/><text:span text:style-name="T30">(9, 'D’ney Granger', 1),</text:span></text:p>
      <text:p text:style-name="P17"><text:s text:c="16"/><text:span text:style-name="T30">(10, 'Thomas Gillespie', 4);</text:span></text:p>
      <text:p text:style-name="P17"/>
      <text:p text:style-name="P16"/>
      <text:p text:style-name="P5"><text:span text:style-name="T24">CREATE</text:span><text:span text:style-name="T1"> </text:span><text:span text:style-name="T24">TABLE</text:span><text:span text:style-name="T1"> </text:span><text:span text:style-name="T3">Course</text:span><text:span text:style-name="T1"> (<text:line-break/></text:span><text:soft-page-break/><text:span text:style-name="T1"> <text:s text:c="3"/></text:span><text:span text:style-name="T3">Course</text:span><text:span text:style-name="T2">ID</text:span><text:span text:style-name="T1"> </text:span><text:span text:style-name="T6">INT </text:span><text:span text:style-name="T7">NOT NULL</text:span><text:span text:style-name="T1">,</text:span></text:p>
      <text:p text:style-name="P2"><text:s text:c="4"/><text:span text:style-name="T26">CourseName VARCHAR </text:span><text:span text:style-name="T31">(100)</text:span><text:span text:style-name="T26">,</text:span></text:p>
      <text:p text:style-name="P40"><text:s text:c="4"/>InstID INT,</text:p>
      <text:p text:style-name="P2"><text:s text:c="4"/><text:span text:style-name="T31">DeptID INT,</text:span></text:p>
      <text:p text:style-name="P2"><text:span text:style-name="T1"><text:s text:c="4"/></text:span><text:span text:style-name="T2">PRIMARY KEY (</text:span><text:span text:style-name="T3">Course</text:span><text:span text:style-name="T2">ID),</text:span></text:p>
      <text:p text:style-name="P8"><text:span text:style-name="T2"><text:s text:c="4"/>FOREIGN KEY (</text:span><text:span text:style-name="T3">Inst</text:span><text:span text:style-name="T2">ID) REFERENCES </text:span><text:span text:style-name="T3">Instructor</text:span><text:span text:style-name="T2"> (</text:span><text:span text:style-name="T3">Inst</text:span><text:span text:style-name="T2">ID),</text:span></text:p>
      <text:p text:style-name="P2"><text:span text:style-name="T2"><text:s text:c="4"/>FOREIGN KEY (DeptID) REFERENCES Department (DeptID)</text:span><text:span text:style-name="T1"><text:line-break/>);</text:span> </text:p>
      <text:p text:style-name="P2"/>
      <text:p text:style-name="P10">INSERT INTO Course (CourseID, CourseName, InstID, DeptID)<text:line-break/>VALUES (1, 'Astronomy', 5, 4),<text:line-break/> <text:s text:c="16"/>(2, 'Chemistry', 3, 2),<text:line-break/> <text:s text:c="16"/>(3, 'Biology', 7, 2),<text:line-break/> <text:s text:c="16"/>(4, 'Geography', 10, 4),<text:line-break/> <text:s text:c="16"/>(5, 'American History', 2, 5),<text:line-break/> <text:s text:c="16"/>(6, 'Glassblowing', 4, 1),<text:line-break/> <text:s text:c="16"/>(7, 'Climatology', 1, 4),<text:line-break/> <text:s text:c="16"/>(8, 'Sociology', 2, 5),<text:line-break/> <text:s text:c="16"/>(9, 'Calculus', 6, 3),<text:line-break/> <text:s text:c="16"/>(10, 'World Civilizations', 2, 5),<text:line-break/> <text:s text:c="16"/>(11, 'Algebra', 8, 3),<text:line-break/> <text:s text:c="16"/>(12, 'Pottery', 4, 1),<text:line-break/> <text:s text:c="16"/>(13, 'Physics', 5, 4),<text:line-break/> <text:s text:c="16"/>(14, 'Dendrochronology', 10, 4),<text:line-break/> <text:s text:c="16"/>(15, 'Western Art History', 9, 1);</text:p>
      <text:p text:style-name="P7"/>
      <text:p text:style-name="P5"><text:span text:style-name="T24">CREATE</text:span><text:span text:style-name="T1"> </text:span><text:span text:style-name="T24">TABLE</text:span><text:span text:style-name="T1"> </text:span><text:span text:style-name="T4">Student</text:span><text:span text:style-name="T1"> </text:span><text:span text:style-name="T5">(</text:span><text:span text:style-name="T1"><text:line-break/> <text:s text:c="3"/></text:span><text:span text:style-name="T4">Student</text:span><text:span text:style-name="T2">ID</text:span><text:span text:style-name="T1"> </text:span><text:span text:style-name="T7">INT</text:span><text:span text:style-name="T1"> </text:span><text:span text:style-name="T7">NOT NULL</text:span><text:span text:style-name="T1">,</text:span></text:p>
      <text:p text:style-name="P3"><text:s text:c="4"/><text:span text:style-name="T25">StudentName VARCHAR (</text:span><text:span text:style-name="T26">75</text:span><text:span text:style-name="T25">),</text:span></text:p>
      <text:p text:style-name="P3"><text:span text:style-name="T1"><text:s text:c="4"/></text:span><text:span text:style-name="T2">PRIMARY KEY (</text:span><text:span text:style-name="T4">Student</text:span><text:span text:style-name="T2">ID),</text:span><text:span text:style-name="T1"><text:line-break/>);</text:span> </text:p>
      <text:p text:style-name="P3"/>
      <text:p text:style-name="P17">INSERT INTO <text:span text:style-name="T29">Student</text:span> (<text:span text:style-name="T32">StudentID, StudentName</text:span>)<text:line-break/>VALUES<text:span text:style-name="T32">(100100, 'Kim Garcia'),</text:span></text:p>
      <text:p text:style-name="P17"><text:s text:c="15"/><text:span text:style-name="T32">(100101, 'Nina Golovina'),</text:span></text:p>
      <text:p text:style-name="P17"><text:s text:c="15"/><text:span text:style-name="T32">(100102, 'Julie Budell'),</text:span></text:p>
      <text:p text:style-name="P17"><text:s text:c="15"/><text:span text:style-name="T32">(100103, 'Sheila Waples'),</text:span></text:p>
      <text:p text:style-name="P41"><text:s text:c="15"/>(100104, 'Jake Murray'),</text:p>
      <text:p text:style-name="P17"><text:s text:c="15"/><text:span text:style-name="T32">(100105, 'Monica Morgan'),</text:span></text:p>
      <text:p text:style-name="P17"><text:s text:c="15"/><text:span text:style-name="T32">(100106, '</text:span><text:span text:style-name="T33">Mari Nathanson'</text:span><text:span text:style-name="T32">),</text:span></text:p>
      <text:p text:style-name="P17"><text:s text:c="15"/><text:span text:style-name="T32">(100107, '</text:span><text:span text:style-name="T33">Karyn Forrest'</text:span><text:span text:style-name="T32">),</text:span></text:p>
      <text:p text:style-name="P17"><text:span text:style-name="T32"><text:s text:c="15"/>(100108, '</text:span><text:span text:style-name="T33">Amy Liggett'</text:span><text:span text:style-name="T32">),</text:span></text:p>
      <text:p text:style-name="P17"><text:s text:c="15"/><text:span text:style-name="T32">(100109, '</text:span><text:span text:style-name="T33">Yumi Thomas'</text:span><text:span text:style-name="T32">),</text:span></text:p>
      <text:p text:style-name="P17"><text:s text:c="15"/><text:span text:style-name="T32">(100110, '</text:span><text:span text:style-name="T33">Carly O’Connor'</text:span><text:span text:style-name="T32">),</text:span></text:p>
      <text:p text:style-name="P17"><text:s text:c="15"/><text:span text:style-name="T32">(100111, '</text:span><text:span text:style-name="T33">Patricia Townsend'</text:span><text:span text:style-name="T32">),</text:span></text:p>
      <text:p text:style-name="P17"><text:span text:style-name="T32"><text:s text:c="15"/>(100112, '</text:span><text:span text:style-name="T33">Sara Wert'</text:span><text:span text:style-name="T32">),</text:span></text:p>
      <text:p text:style-name="P17"><text:s text:c="15"/><text:span text:style-name="T32">(100113, '</text:span><text:span text:style-name="T33">Dena Measures'</text:span><text:span text:style-name="T32">),</text:span></text:p>
      <text:p text:style-name="P17"><text:s text:c="15"/><text:span text:style-name="T32">(100114, '</text:span><text:span text:style-name="T33">Leah Miyagishima'</text:span><text:span text:style-name="T32">),</text:span></text:p>
      <text:p text:style-name="P17"><text:s text:c="15"/><text:span text:style-name="T32">(100115, '</text:span><text:span text:style-name="T33">Meg Russell'</text:span><text:span text:style-name="T32">);</text:span></text:p>
      <text:p text:style-name="P3"><text:soft-page-break/></text:p>
      <text:p text:style-name="P5"><text:span text:style-name="T24">CREATE</text:span><text:span text:style-name="T1"> </text:span><text:span text:style-name="T24">TABLE</text:span><text:span text:style-name="T1"> </text:span><text:span text:style-name="T4">Enrollment</text:span><text:span text:style-name="T1"> (<text:line-break/> <text:s text:c="3"/></text:span><text:span text:style-name="T4">EnrollID</text:span><text:span text:style-name="T1"> </text:span><text:span text:style-name="T7">INT NOT NULL,</text:span></text:p>
      <text:p text:style-name="P9"><text:s text:c="4"/>Enroll<text:span text:style-name="T55">Date</text:span> INT,</text:p>
      <text:p text:style-name="P64"><text:s text:c="4"/>CourseID INT,</text:p>
      <text:p text:style-name="P65"><text:s text:c="4"/>StudentID INT,</text:p>
      <text:p text:style-name="P3"><text:span text:style-name="T1"><text:s text:c="4"/></text:span><text:span text:style-name="T2">PRIMARY KEY (</text:span><text:span text:style-name="T4">EnrollID</text:span><text:span text:style-name="T2">),</text:span></text:p>
      <text:p text:style-name="P3"><text:span text:style-name="T2"><text:s text:c="4"/></text:span><text:span text:style-name="T22">FOREIGN KEY (StudentID) REFERENCES Student (StudentID),</text:span></text:p>
      <text:p text:style-name="P4"><text:span text:style-name="T2"><text:s text:c="4"/>FOREIGN KEY (</text:span><text:span text:style-name="T4">Course</text:span><text:span text:style-name="T2">ID) REFERENCES </text:span><text:span text:style-name="T4">Course</text:span><text:span text:style-name="T2"> (</text:span><text:span text:style-name="T4">Course</text:span><text:span text:style-name="T2">ID)</text:span><text:span text:style-name="T1"><text:line-break/>);</text:span> </text:p>
      <text:p text:style-name="P4"/>
      <text:p text:style-name="P63">INSERT INTO <text:span text:style-name="T37">Enroll</text:span><text:span text:style-name="T57">ment</text:span><text:span text:style-name="T37"> </text:span>(<text:span text:style-name="T33">EnrollID, </text:span><text:span text:style-name="T67">StudentID, </text:span><text:span text:style-name="T33">Enroll</text:span><text:span text:style-name="T55">Date</text:span><text:span text:style-name="T33">, CourseID</text:span>)<text:line-break/>VALUES<text:span text:style-name="T33">(1, </text:span><text:span text:style-name="T32">100100, </text:span><text:span text:style-name="T55">2001</text:span><text:span text:style-name="T33">, </text:span><text:span text:style-name="T34">1</text:span><text:span text:style-name="T33">),</text:span></text:p>
      <text:p text:style-name="P63"><text:s text:c="15"/><text:span text:style-name="T33">(2, </text:span><text:span text:style-name="T32">10010</text:span><text:span text:style-name="T67">1, </text:span><text:span text:style-name="T55">1998</text:span><text:span text:style-name="T33">, </text:span><text:span text:style-name="T34">2</text:span><text:span text:style-name="T33">),</text:span></text:p>
      <text:p text:style-name="P63"><text:s text:c="15"/><text:span text:style-name="T33">(3, </text:span><text:span text:style-name="T32">10010</text:span><text:span text:style-name="T67">2, </text:span><text:span text:style-name="T55">2000</text:span><text:span text:style-name="T33">, </text:span><text:span text:style-name="T34">3</text:span><text:span text:style-name="T33">),</text:span></text:p>
      <text:p text:style-name="P63"><text:s text:c="15"/><text:span text:style-name="T33">(4, </text:span><text:span text:style-name="T32">10010</text:span><text:span text:style-name="T67">3, </text:span><text:span text:style-name="T55">2021</text:span><text:span text:style-name="T33">, </text:span><text:span text:style-name="T34">4</text:span><text:span text:style-name="T33">),</text:span></text:p>
      <text:p text:style-name="P63"><text:s text:c="15"/><text:span text:style-name="T33">(5, </text:span><text:span text:style-name="T32">10010</text:span><text:span text:style-name="T67">4, </text:span><text:span text:style-name="T55">2008</text:span><text:span text:style-name="T33">, </text:span><text:span text:style-name="T34">5</text:span><text:span text:style-name="T33">),</text:span></text:p>
      <text:p text:style-name="P63"><text:s text:c="15"/><text:span text:style-name="T33">(6, </text:span><text:span text:style-name="T32">10010</text:span><text:span text:style-name="T67">5, </text:span><text:span text:style-name="T55">2022</text:span><text:span text:style-name="T34">, 6</text:span><text:span text:style-name="T33">),</text:span></text:p>
      <text:p text:style-name="P63"><text:s text:c="15"/><text:span text:style-name="T33">(7, </text:span><text:span text:style-name="T32">10010</text:span><text:span text:style-name="T67">6,</text:span><text:span text:style-name="T32"> </text:span><text:span text:style-name="T55">1999</text:span><text:span text:style-name="T34">, 7</text:span><text:span text:style-name="T33">),</text:span></text:p>
      <text:p text:style-name="P63"><text:s text:c="15"/><text:span text:style-name="T33">(8, </text:span><text:span text:style-name="T32">10010</text:span><text:span text:style-name="T67">7, </text:span><text:span text:style-name="T55">2012</text:span><text:span text:style-name="T34">, 8</text:span><text:span text:style-name="T33">),</text:span></text:p>
      <text:p text:style-name="P63"><text:s text:c="15"/><text:span text:style-name="T33">(9, </text:span><text:span text:style-name="T32">10010</text:span><text:span text:style-name="T67">8, </text:span><text:span text:style-name="T55">2012</text:span><text:span text:style-name="T34">, 9</text:span><text:span text:style-name="T33">),</text:span></text:p>
      <text:p text:style-name="P63"><text:s text:c="15"/><text:span text:style-name="T33">(10, </text:span><text:span text:style-name="T32">10010</text:span><text:span text:style-name="T67">9, </text:span><text:span text:style-name="T55">2003</text:span><text:span text:style-name="T34">, 10</text:span><text:span text:style-name="T33">),</text:span></text:p>
      <text:p text:style-name="P63"><text:s text:c="15"/><text:span text:style-name="T33">(11, </text:span><text:span text:style-name="T32">1001</text:span><text:span text:style-name="T67">10, </text:span><text:span text:style-name="T55">2024</text:span><text:span text:style-name="T34">, 11</text:span><text:span text:style-name="T33">),</text:span></text:p>
      <text:p text:style-name="P63"><text:s text:c="15"/><text:span text:style-name="T33">(12, </text:span><text:span text:style-name="T32">1001</text:span><text:span text:style-name="T67">11, </text:span><text:span text:style-name="T55">2005</text:span><text:span text:style-name="T34">, 12</text:span><text:span text:style-name="T33">),</text:span></text:p>
      <text:p text:style-name="P63"><text:s text:c="15"/><text:span text:style-name="T33">(13, </text:span><text:span text:style-name="T32">1001</text:span><text:span text:style-name="T67">12, </text:span><text:span text:style-name="T56">2000</text:span><text:span text:style-name="T34">, 13</text:span><text:span text:style-name="T33">),</text:span></text:p>
      <text:p text:style-name="P63"><text:s text:c="15"/><text:span text:style-name="T33">(14, </text:span><text:span text:style-name="T32">1001</text:span><text:span text:style-name="T67">13, </text:span><text:span text:style-name="T56">2021</text:span><text:span text:style-name="T34">, 14</text:span><text:span text:style-name="T33">),</text:span></text:p>
      <text:p text:style-name="P63"><text:s text:c="15"/><text:span text:style-name="T33">(15, </text:span><text:span text:style-name="T32">1001</text:span><text:span text:style-name="T67">14, </text:span><text:span text:style-name="T56">2022</text:span><text:span text:style-name="T34">, 15</text:span><text:span text:style-name="T33">);</text:span></text:p>
      <text:p text:style-name="P13"/>
      <text:p text:style-name="P66"><text:span text:style-name="T24">CREATE</text:span><text:span text:style-name="T1"> </text:span><text:span text:style-name="T24">TABLE </text:span><text:span text:style-name="T11">Classroom (</text:span></text:p>
      <text:p text:style-name="P57"><text:span text:style-name="T11"><text:s text:c="4"/>C</text:span><text:span text:style-name="T1">lassID INT,</text:span></text:p>
      <text:p text:style-name="P66"><text:span text:style-name="T11"><text:s text:c="4"/></text:span><text:span text:style-name="T12">ClassNum INT,</text:span></text:p>
      <text:p text:style-name="P66"><text:span text:style-name="T12"><text:s text:c="4"/></text:span><text:span text:style-name="T13">PRIMARY KEY (Class</text:span><text:span text:style-name="T21">ID</text:span><text:span text:style-name="T13">)</text:span></text:p>
      <text:p text:style-name="P37">);</text:p>
      <text:p text:style-name="P36"/>
      <text:p text:style-name="P19"><text:span text:style-name="T1">INSERT INTO </text:span><text:span text:style-name="T14">Classroom</text:span><text:span text:style-name="T1"> (</text:span><text:span text:style-name="T21">ClassID, </text:span><text:span text:style-name="T14">ClassNum</text:span><text:span text:style-name="T1">)<text:line-break/>VALUES </text:span><text:span text:style-name="T14">(</text:span><text:span text:style-name="T21">1, </text:span><text:span text:style-name="T14">100),</text:span></text:p>
      <text:p text:style-name="P38"><text:tab/> <text:s text:c="4"/>(<text:span text:style-name="T66">2, </text:span>101),</text:p>
      <text:p text:style-name="P38"><text:s text:c="17"/>(<text:span text:style-name="T66">3, </text:span>102),</text:p>
      <text:p text:style-name="P38"><text:s text:c="17"/>(<text:span text:style-name="T66">4, </text:span>103),</text:p>
      <text:p text:style-name="P38"><text:s text:c="17"/>(<text:span text:style-name="T66">5, </text:span>104),</text:p>
      <text:p text:style-name="P39"><text:s text:c="17"/>(<text:span text:style-name="T66">6, </text:span>105),</text:p>
      <text:p text:style-name="P39"><text:s text:c="17"/>(<text:span text:style-name="T66">7, </text:span>106),</text:p>
      <text:p text:style-name="P39"><text:s text:c="17"/>(<text:span text:style-name="T66">8, </text:span>107);</text:p>
      <text:p text:style-name="P39"/>
      <text:p text:style-name="P18"><text:span text:style-name="T24">CREATE</text:span><text:span text:style-name="T1"> </text:span><text:span text:style-name="T24">TABLE </text:span><text:span text:style-name="T11">Schedule (</text:span></text:p>
      <text:p text:style-name="P18"><text:span text:style-name="T11"><text:s text:c="4"/></text:span><text:span text:style-name="T12">SchedID INT,</text:span></text:p>
      <text:p text:style-name="P18"><text:span text:style-name="T12"><text:s text:c="4"/>SchedTime VARCHAR (1</text:span><text:span text:style-name="T15">5</text:span><text:span text:style-name="T12">),</text:span></text:p>
      <text:p text:style-name="P67"><text:span text:style-name="T21"><text:s text:c="4"/>ClassID, </text:span><text:span text:style-name="T23">INT,</text:span></text:p>
      <text:p text:style-name="P68"><text:span text:style-name="T12"><text:s text:c="4"/></text:span><text:span text:style-name="T1">PRIMARY KEY (SchedI</text:span><text:span text:style-name="T16">D</text:span><text:span text:style-name="T1">),</text:span></text:p>
      <text:p text:style-name="P69"><text:soft-page-break/>FOREIGN KEY (ClassID) REFERENCES Classroom (ClassID)</text:p>
      <text:p text:style-name="P36">);</text:p>
      <text:p text:style-name="P6"/>
      <text:p text:style-name="P20">INSERT INTO <text:span text:style-name="T38">Schedule </text:span>(<text:span text:style-name="T38">SchedI</text:span><text:span text:style-name="T53">D</text:span><text:span text:style-name="T38">, SchedTime</text:span>)<text:line-break/>VALUES <text:span text:style-name="T39">(1, </text:span><text:span text:style-name="T32">'</text:span><text:span text:style-name="T39">MW 8-9:00am</text:span><text:span text:style-name="T32">'</text:span><text:span text:style-name="T39">),</text:span></text:p>
      <text:p text:style-name="P20"><text:tab/> <text:s text:c="3"/><text:span text:style-name="T39">(2, </text:span><text:span text:style-name="T32">'</text:span><text:span text:style-name="T39">MW </text:span><text:span text:style-name="T40">12-1:00pm</text:span><text:span text:style-name="T32">'</text:span><text:span text:style-name="T39">),</text:span></text:p>
      <text:p text:style-name="P20"><text:s text:c="16"/><text:span text:style-name="T39">(3, </text:span><text:span text:style-name="T32">'</text:span><text:span text:style-name="T39">MW </text:span><text:span text:style-name="T40">2-3:00pm</text:span><text:span text:style-name="T32">'</text:span><text:span text:style-name="T39">),</text:span></text:p>
      <text:p text:style-name="P21"><text:s text:c="16"/><text:span text:style-name="T39">(4, </text:span><text:span text:style-name="T32">'</text:span><text:span text:style-name="T39">T</text:span><text:span text:style-name="T40">T</text:span><text:span text:style-name="T39">h 8-9:00am</text:span><text:span text:style-name="T32">'</text:span><text:span text:style-name="T39">),</text:span></text:p>
      <text:p text:style-name="P21"><text:s text:c="16"/><text:span text:style-name="T39">(5, </text:span><text:span text:style-name="T32">'</text:span><text:span text:style-name="T39">T</text:span><text:span text:style-name="T40">T</text:span><text:span text:style-name="T39">h </text:span><text:span text:style-name="T40">12-1:00pm</text:span><text:span text:style-name="T32">'</text:span><text:span text:style-name="T39">),</text:span></text:p>
      <text:p text:style-name="P21"><text:s text:c="16"/><text:span text:style-name="T39">(6, </text:span><text:span text:style-name="T32">'</text:span><text:span text:style-name="T39">T</text:span><text:span text:style-name="T40">T</text:span><text:span text:style-name="T39">h </text:span><text:span text:style-name="T40">2-3:00pm</text:span><text:span text:style-name="T32">'</text:span><text:span text:style-name="T39">),</text:span></text:p>
      <text:p text:style-name="P20"><text:tab/> <text:s text:c="3"/><text:span text:style-name="T39">(7, </text:span><text:span text:style-name="T32">'</text:span><text:span text:style-name="T39">F </text:span><text:span text:style-name="T40">9-10:00am</text:span><text:span text:style-name="T32">'</text:span><text:span text:style-name="T39">);</text:span></text:p>
      <text:p text:style-name="P18"/>
      <text:p text:style-name="P4"><text:span text:style-name="T24">CREATE</text:span><text:span text:style-name="T1"> </text:span><text:span text:style-name="T24">TABLE</text:span><text:span text:style-name="T1"> </text:span><text:span text:style-name="T5">StudentCourse</text:span><text:span text:style-name="T1"> (<text:line-break/> <text:s text:c="3"/></text:span><text:span text:style-name="T17">S</text:span><text:span text:style-name="T19">tuCour</text:span><text:span text:style-name="T4">ID</text:span><text:span text:style-name="T1"> </text:span><text:span text:style-name="T9">INT</text:span><text:span text:style-name="T1">,</text:span></text:p>
      <text:p text:style-name="P4"><text:s text:c="4"/><text:span text:style-name="T53">Cour</text:span><text:span text:style-name="T58">Stu</text:span><text:span text:style-name="T53">ID INT,</text:span></text:p>
      <text:p text:style-name="P29"><text:span text:style-name="T1"><text:s text:c="4"/></text:span><text:span text:style-name="T2">FOREIGN KEY (</text:span><text:span text:style-name="T17">Stu</text:span><text:span text:style-name="T19">Cour</text:span><text:span text:style-name="T4">ID</text:span><text:span text:style-name="T2">) REFERENCES </text:span><text:span text:style-name="T18">Student</text:span><text:span text:style-name="T2"> (</text:span><text:span text:style-name="T17">Student</text:span><text:span text:style-name="T4">ID</text:span><text:span text:style-name="T2">),</text:span></text:p>
      <text:p text:style-name="P4"><text:span text:style-name="T2"><text:s text:c="4"/>FOREIGN KEY (</text:span><text:span text:style-name="T20">CourStuI</text:span><text:span text:style-name="T2">D) REFERENCES </text:span><text:span text:style-name="T4">Course</text:span><text:span text:style-name="T2"> (</text:span><text:span text:style-name="T4">Course</text:span><text:span text:style-name="T2">ID)</text:span><text:span text:style-name="T1"><text:line-break/>);</text:span> </text:p>
      <text:p text:style-name="P4"/>
      <text:p text:style-name="P26">INSERT INTO <text:span text:style-name="T38">S</text:span>tudentCourse<text:span text:style-name="T38"> </text:span>(<text:span text:style-name="T57">StuCour</text:span>ID<text:span text:style-name="T38">, </text:span><text:span text:style-name="T20">CourStu</text:span>ID)</text:p>
      <text:p text:style-name="P23">VALUES (<text:span text:style-name="T32">100100, </text:span><text:span text:style-name="T54">1</text:span>),</text:p>
      <text:p text:style-name="P23"><text:s text:c="16"/>(<text:span text:style-name="T32">100100, </text:span><text:span text:style-name="T54">7</text:span>),</text:p>
      <text:p text:style-name="P23"><text:s text:c="16"/>(<text:span text:style-name="T32">10010</text:span>1, <text:span text:style-name="T54">4</text:span>),</text:p>
      <text:p text:style-name="P23"><text:s text:c="16"/>(<text:span text:style-name="T32">10010</text:span>1, <text:span text:style-name="T54">13</text:span>),</text:p>
      <text:p text:style-name="P23"><text:s text:c="16"/>(<text:span text:style-name="T32">10010</text:span>2, <text:span text:style-name="T54">1</text:span>),</text:p>
      <text:p text:style-name="P23"><text:s text:c="16"/>(<text:span text:style-name="T32">10010</text:span>2, <text:span text:style-name="T54">3</text:span>),</text:p>
      <text:p text:style-name="P23"><text:s text:c="16"/>(<text:span text:style-name="T32">10010</text:span>3, <text:span text:style-name="T54">7</text:span>),</text:p>
      <text:p text:style-name="P23"><text:s text:c="16"/>(<text:span text:style-name="T32">10010</text:span>3, <text:span text:style-name="T54">9</text:span>),</text:p>
      <text:p text:style-name="P23"><text:s text:c="16"/>(<text:span text:style-name="T32">10010</text:span>4, <text:span text:style-name="T54">5</text:span>),</text:p>
      <text:p text:style-name="P23"><text:s text:c="16"/>(<text:span text:style-name="T32">10010</text:span>4, <text:span text:style-name="T54">6</text:span>),</text:p>
      <text:p text:style-name="P23"><text:s text:c="16"/>(<text:span text:style-name="T32">10010</text:span>5, <text:span text:style-name="T54">1</text:span>),</text:p>
      <text:p text:style-name="P23"><text:s text:c="16"/>(<text:span text:style-name="T32">10010</text:span>5, <text:span text:style-name="T54">5</text:span>),</text:p>
      <text:p text:style-name="P23"><text:s text:c="16"/>(<text:span text:style-name="T32">10010</text:span>6, <text:span text:style-name="T54">8</text:span>),</text:p>
      <text:p text:style-name="P23"><text:s text:c="16"/>(<text:span text:style-name="T32">10010</text:span>6, <text:span text:style-name="T54">10</text:span>),</text:p>
      <text:p text:style-name="P23"><text:s text:c="16"/>(<text:span text:style-name="T32">10010</text:span>7, <text:span text:style-name="T54">4</text:span>),</text:p>
      <text:p text:style-name="P23"><text:s text:c="16"/>(<text:span text:style-name="T32">10010</text:span>7, <text:span text:style-name="T54">3</text:span>),</text:p>
      <text:p text:style-name="P23"><text:s text:c="16"/>(<text:span text:style-name="T32">10010</text:span>8, <text:span text:style-name="T54">1</text:span>),</text:p>
      <text:p text:style-name="P23"><text:s text:c="16"/>(<text:span text:style-name="T32">10010</text:span>8, <text:span text:style-name="T54">14</text:span>),</text:p>
      <text:p text:style-name="P23"><text:s text:c="16"/>(<text:span text:style-name="T32">10010</text:span>9, <text:span text:style-name="T54">12</text:span>),</text:p>
      <text:p text:style-name="P23"><text:s text:c="16"/>(<text:span text:style-name="T32">10010</text:span>9, <text:span text:style-name="T54">10</text:span>),</text:p>
      <text:p text:style-name="P23"><text:s text:c="16"/>(<text:span text:style-name="T32">1001</text:span>10, <text:span text:style-name="T54">2</text:span>),</text:p>
      <text:p text:style-name="P23"><text:s text:c="16"/>(<text:span text:style-name="T32">1001</text:span>10, <text:span text:style-name="T54">8</text:span>),</text:p>
      <text:p text:style-name="P23"><text:s text:c="16"/>(<text:span text:style-name="T32">1001</text:span>11, <text:span text:style-name="T54">9</text:span>),</text:p>
      <text:p text:style-name="P23"><text:s text:c="16"/>(<text:span text:style-name="T32">1001</text:span>11, <text:span text:style-name="T54">14</text:span>),</text:p>
      <text:p text:style-name="P23"><text:s text:c="16"/>(<text:span text:style-name="T32">1001</text:span>12, <text:span text:style-name="T54">15</text:span>),</text:p>
      <text:p text:style-name="P24"><text:s text:c="16"/>(<text:span text:style-name="T32">1001</text:span>12, <text:span text:style-name="T54">1</text:span>),</text:p>
      <text:p text:style-name="P24"><text:s text:c="16"/>(<text:span text:style-name="T32">1001</text:span>1<text:span text:style-name="T54">3, 11</text:span>),</text:p>
      <text:p text:style-name="P24"><text:s text:c="16"/>(<text:span text:style-name="T32">1001</text:span>1<text:span text:style-name="T54">3, 7</text:span>),</text:p>
      <text:p text:style-name="P24"><text:s text:c="16"/>(<text:span text:style-name="T32">1001</text:span>1<text:span text:style-name="T54">4, 2</text:span>),</text:p>
      <text:p text:style-name="P24"><text:soft-page-break/><text:s text:c="16"/>(<text:span text:style-name="T32">1001</text:span>1<text:span text:style-name="T54">4, 13</text:span>),</text:p>
      <text:p text:style-name="P24"><text:s text:c="16"/>(<text:span text:style-name="T32">1001</text:span>1<text:span text:style-name="T54">5, 5</text:span>),</text:p>
      <text:p text:style-name="P24"><text:s text:c="16"/>(<text:span text:style-name="T32">1001</text:span>1<text:span text:style-name="T54">5, 4</text:span>);</text:p>
      <text:p text:style-name="P4"/>
      <text:p text:style-name="P4"><text:span text:style-name="T24">CREATE</text:span><text:span text:style-name="T1"> </text:span><text:span text:style-name="T24">TABLE</text:span><text:span text:style-name="T1"> </text:span><text:span text:style-name="T5">ClassroomSchedule</text:span><text:span text:style-name="T1"> (<text:line-break/> <text:s text:c="3"/></text:span><text:span text:style-name="T20">Class</text:span><text:span text:style-name="T17">SchedID</text:span><text:span text:style-name="T1"> </text:span><text:span text:style-name="T17">INT</text:span><text:span text:style-name="T1">,</text:span></text:p>
      <text:p text:style-name="P28"><text:s text:c="4"/><text:span text:style-name="T58">SchedClassID</text:span> INT,</text:p>
      <text:p text:style-name="P30"><text:span text:style-name="T1"><text:s text:c="4"/></text:span><text:span text:style-name="T2">FOREIGN KEY (</text:span><text:span text:style-name="T20">Class</text:span><text:span text:style-name="T17">SchedID</text:span><text:span text:style-name="T2">) REFERENCES </text:span><text:span text:style-name="T20">Classroom </text:span><text:span text:style-name="T2">(</text:span><text:span text:style-name="T20">ClassNum</text:span><text:span text:style-name="T2">),</text:span></text:p>
      <text:p text:style-name="P30"><text:span text:style-name="T2"><text:s text:c="4"/>FOREIGN KEY (</text:span><text:span text:style-name="T20">SchedClassID</text:span><text:span text:style-name="T2">) REFERENCES </text:span><text:span text:style-name="T20">Schedule</text:span><text:span text:style-name="T2"> (</text:span><text:span text:style-name="T20">Sched</text:span><text:span text:style-name="T2">ID)</text:span><text:span text:style-name="T1"><text:line-break/>);</text:span> </text:p>
      <text:p text:style-name="P4"/>
      <text:p text:style-name="P26">INSERT INTO <text:span text:style-name="T5">ClassroomSchedule</text:span><text:span text:style-name="T38"> </text:span>(<text:span text:style-name="T20">Class</text:span><text:span text:style-name="T17">SchedID</text:span><text:span text:style-name="T38">, </text:span><text:span text:style-name="T58">SchedClassID</text:span>)</text:p>
      <text:p text:style-name="P25">VALUES (<text:span text:style-name="T32">10</text:span><text:span text:style-name="T58">0</text:span><text:span text:style-name="T32">, </text:span><text:span text:style-name="T54">1</text:span>),</text:p>
      <text:p text:style-name="P26"><text:s text:c="16"/>(<text:span text:style-name="T32">10</text:span><text:span text:style-name="T58">0</text:span><text:span text:style-name="T32">, </text:span><text:span text:style-name="T61">5</text:span>),</text:p>
      <text:p text:style-name="P26"><text:s text:c="16"/>(<text:span text:style-name="T32">10</text:span><text:span text:style-name="T58">0</text:span><text:span text:style-name="T32">, </text:span><text:span text:style-name="T62">7</text:span>),</text:p>
      <text:p text:style-name="P26"><text:s text:c="16"/><text:span text:style-name="T62">(101, </text:span><text:span text:style-name="T63">1,),</text:span></text:p>
      <text:p text:style-name="P26"><text:s text:c="16"/><text:span text:style-name="T62">(101, </text:span><text:span text:style-name="T63">2),</text:span></text:p>
      <text:p text:style-name="P26"><text:s text:c="16"/><text:span text:style-name="T62">(102, </text:span><text:span text:style-name="T63">7),</text:span></text:p>
      <text:p text:style-name="P26"><text:s text:c="16"/><text:span text:style-name="T62">(102, </text:span><text:span text:style-name="T63">3),</text:span></text:p>
      <text:p text:style-name="P26"><text:s text:c="16"/><text:span text:style-name="T62">(102, </text:span><text:span text:style-name="T63">4),</text:span></text:p>
      <text:p text:style-name="P26"><text:s text:c="16"/><text:span text:style-name="T62">(102, </text:span><text:span text:style-name="T64">7),</text:span></text:p>
      <text:p text:style-name="P26"><text:s text:c="16"/><text:span text:style-name="T62">(103, </text:span><text:span text:style-name="T64">2),</text:span></text:p>
      <text:p text:style-name="P49"><text:s text:c="16"/><text:span text:style-name="T62">(104, </text:span><text:span text:style-name="T64">5),</text:span></text:p>
      <text:p text:style-name="P49"><text:s text:c="16"/><text:span text:style-name="T62">(104, </text:span><text:span text:style-name="T64">6),</text:span></text:p>
      <text:p text:style-name="P49"><text:s text:c="16"/><text:span text:style-name="T62">(105, </text:span><text:span text:style-name="T65">1),</text:span></text:p>
      <text:p text:style-name="P49"><text:s text:c="16"/><text:span text:style-name="T62">(105, </text:span><text:span text:style-name="T65">3),</text:span></text:p>
      <text:p text:style-name="P49"><text:s text:c="16"/><text:span text:style-name="T62">(105, </text:span><text:span text:style-name="T65">7),</text:span></text:p>
      <text:p text:style-name="P49"><text:s text:c="16"/><text:span text:style-name="T62">(106, </text:span><text:span text:style-name="T65">3),</text:span></text:p>
      <text:p text:style-name="P49"><text:s text:c="16"/><text:span text:style-name="T62">(106, </text:span><text:span text:style-name="T65">5),</text:span></text:p>
      <text:p text:style-name="P49"><text:s text:c="16"/><text:span text:style-name="T62">(107, </text:span><text:span text:style-name="T65">5),</text:span></text:p>
      <text:p text:style-name="P49"><text:s text:c="16"/><text:span text:style-name="T62">(107, </text:span><text:span text:style-name="T65">7);</text:span></text:p>
      <text:p text:style-name="P26"><text:s text:c="17"/></text:p>
      <text:p text:style-name="P25"/>
      <text:p text:style-name="P45"/>
      <text:p text:style-name="P27">Transaction</text:p>
      <text:p text:style-name="P27"/>
      <text:p text:style-name="P43">BEGIN;</text:p>
      <text:p text:style-name="P43"><text:span text:style-name="T53">INSERT INTO</text:span> Enrollment (StudentID, CourseID)</text:p>
      <text:p text:style-name="P43">VALUES (StudentID, CourseID);</text:p>
      <text:p text:style-name="P43">UPDATE <text:span text:style-name="T68">Enroll</text:span></text:p>
      <text:p text:style-name="P31">SAVEPOINT my_savepoint;</text:p>
      <text:p text:style-name="P44">SET EnrollCount = EnrollCount + 1</text:p>
      <text:p text:style-name="P44">WHERE <text:span text:style-name="T68">EnrollID</text:span><text:span text:style-name="T59">;</text:span></text:p>
      <text:p text:style-name="P44">COMMIT;</text:p>
      <text:p text:style-name="P27"/>
      <text:p text:style-name="P27"/>
      <text:p text:style-name="P27">Queries</text:p>
      <text:p text:style-name="P27"><text:soft-page-break/></text:p>
      <text:p text:style-name="P21"><text:span text:style-name="T41">1)</text:span></text:p>
      <text:p text:style-name="P47"><text:span text:style-name="Source_20_Text"><text:span text:style-name="T43">SELECT s.StudentID, s.StudentName, C.CourseName, <text:line-break/>COUNT (e.CourseID) <text:line-break/>AS NumStudents<text:line-break/>FROM Enrollment e<text:line-break/>JOIN Student s ON e.StudentID = s.StudentID<text:line-break/>JOIN Course c ON e.CourseID = c.CourseID<text:line-break/>GROUP BY c.CourseID, s.StudentID<text:line-break/>ORDER BY NumStudents DESC<text:line-break/>LIMIT 5;</text:span></text:span></text:p>
      <text:p text:style-name="P47"><text:span text:style-name="Source_20_Text"><text:span text:style-name="T43"/></text:span></text:p>
      <text:p text:style-name="P50"><text:span text:style-name="Source_20_Text"><text:span text:style-name="T44">2)</text:span></text:span></text:p>
      <text:p text:style-name="P51"><text:span text:style-name="Source_20_Text"><text:span text:style-name="T43">SELECT i.InstID, i.InstructorName,<text:line-break/>COUNT (c.CourseID)<text:line-break/>AS TotalCourses<text:line-break/>FROM Instructor i<text:line-break/>JOIN Course c ON i.InstID = c.InstID<text:line-break/>GROUP BY I.InstID<text:line-break/>ORDER BY TotalCourses<text:line-break/>DESC;</text:span></text:span></text:p>
      <text:p text:style-name="P50"><text:span text:style-name="Source_20_Text"><text:span text:style-name="T43"/></text:span></text:p>
      <text:p text:style-name="P50"><text:span text:style-name="Source_20_Text"><text:span text:style-name="T44">3)</text:span></text:span></text:p>
      <text:p text:style-name="P53"><text:span text:style-name="Source_20_Text"><text:span text:style-name="T48">SELECT cl.ClassNum,<text:line-break/>COUNT (s.SchedID)<text:line-break/>AS TotalHours<text:line-break/>FROM Classroom cl <text:line-break/>JOIN Schedule s ON cl.ClassID = s.ClassID<text:line-break/>GROUP BY cl.ClassID;</text:span></text:span></text:p>
      <text:p text:style-name="P50"><text:span text:style-name="Source_20_Text"><text:span text:style-name="T43"/></text:span></text:p>
      <text:p text:style-name="P50"><text:span text:style-name="Source_20_Text"><text:span text:style-name="T44">4)</text:span></text:span></text:p>
      <text:p text:style-name="P58"><text:span text:style-name="Source_20_Text"><text:span text:style-name="T49">CREATE VIEW</text:span></text:span></text:p>
      <text:p text:style-name="P58"><text:span text:style-name="Source_20_Text"><text:span text:style-name="T49">PreviousEnrollment </text:span></text:span></text:p>
      <text:p text:style-name="P58"><text:span text:style-name="Source_20_Text"><text:span text:style-name="T49">AS </text:span></text:span></text:p>
      <text:p text:style-name="P58"><text:span text:style-name="Source_20_Text"><text:span text:style-name="T49">SELECT e.EnrollID, s.StudentName, c.CourseName, I.InstructorName</text:span></text:span></text:p>
      <text:p text:style-name="P58"><text:span text:style-name="Source_20_Text"><text:span text:style-name="T49">FROM Enrollment e</text:span></text:span></text:p>
      <text:p text:style-name="P59"><text:span text:style-name="Source_20_Text"><text:span text:style-name="T50">JOIN Student s ON e.StudentID = s.StudentID</text:span></text:span></text:p>
      <text:p text:style-name="P59"><text:span text:style-name="Source_20_Text"><text:span text:style-name="T50">JOIN Course c ON e.CourseID = c.CourseID</text:span></text:span></text:p>
      <text:p text:style-name="P59"><text:span text:style-name="Source_20_Text"><text:span text:style-name="T50">WHERE </text:span></text:span></text:p>
      <text:p text:style-name="P50"><text:span text:style-name="Source_20_Text"><text:span text:style-name="T43"/></text:span></text:p>
      <text:p text:style-name="P50"><text:span text:style-name="Source_20_Text"><text:span text:style-name="T44">5)</text:span></text:span></text:p>
      <text:p text:style-name="P50"><text:span text:style-name="Source_20_Text"><text:span text:style-name="T42">SELECT </text:span></text:span><text:span text:style-name="Source_20_Text"><text:span text:style-name="T51">d</text:span></text:span><text:span text:style-name="Source_20_Text"><text:span text:style-name="T43">.</text:span></text:span><text:span text:style-name="Source_20_Text"><text:span text:style-name="T51">DeptName</text:span></text:span></text:p>
      <text:p text:style-name="P60"><text:span text:style-name="Source_20_Text"><text:span text:style-name="T51">AS DepartmentName,</text:span></text:span></text:p>
      <text:p text:style-name="P50"><text:span text:style-name="Source_20_Text"><text:span text:style-name="T43">COUNT (</text:span></text:span><text:span text:style-name="Source_20_Text"><text:span text:style-name="T51">s.StudentID</text:span></text:span><text:span text:style-name="Source_20_Text"><text:span text:style-name="T43">) </text:span></text:span></text:p>
      <text:p text:style-name="P50"><text:span text:style-name="Source_20_Text"><text:span text:style-name="T43">AS NumStudents</text:span></text:span></text:p>
      <text:p text:style-name="P50"><text:soft-page-break/><text:span text:style-name="Source_20_Text"><text:span text:style-name="T43">FROM </text:span></text:span><text:span text:style-name="Source_20_Text"><text:span text:style-name="T51">Student s</text:span></text:span></text:p>
      <text:p text:style-name="P50"><text:span text:style-name="Source_20_Text"><text:span text:style-name="T43">JOIN </text:span></text:span><text:span text:style-name="Source_20_Text"><text:span text:style-name="T51">Department d</text:span></text:span><text:span text:style-name="Source_20_Text"><text:span text:style-name="T43"> ON </text:span></text:span><text:span text:style-name="Source_20_Text"><text:span text:style-name="T52">d</text:span></text:span><text:span text:style-name="Source_20_Text"><text:span text:style-name="T43">.</text:span></text:span><text:span text:style-name="Source_20_Text"><text:span text:style-name="T51">DeptID</text:span></text:span><text:span text:style-name="Source_20_Text"><text:span text:style-name="T43"> = </text:span></text:span><text:span text:style-name="Source_20_Text"><text:span text:style-name="T52">s</text:span></text:span><text:span text:style-name="Source_20_Text"><text:span text:style-name="T43">.</text:span></text:span><text:span text:style-name="Source_20_Text"><text:span text:style-name="T51">Dept</text:span></text:span><text:span text:style-name="Source_20_Text"><text:span text:style-name="T43">ID</text:span></text:span></text:p>
      <text:p text:style-name="P60"><text:span text:style-name="Source_20_Text"><text:span text:style-name="T51">GROUP BY</text:span></text:span><text:span text:style-name="Source_20_Text"><text:span text:style-name="T43"> </text:span></text:span><text:span text:style-name="Source_20_Text"><text:span text:style-name="T52">s</text:span></text:span><text:span text:style-name="Source_20_Text"><text:span text:style-name="T43">.</text:span></text:span><text:span text:style-name="Source_20_Text"><text:span text:style-name="T51">Dept</text:span></text:span><text:span text:style-name="Source_20_Text"><text:span text:style-name="T43">ID;</text:span></text:span></text:p>
      <text:p text:style-name="P2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8-26T13:38:41.626000000</dc:date>
    <meta:editing-duration>PT12H21M24S</meta:editing-duration>
    <meta:editing-cycles>42</meta:editing-cycles>
    <meta:generator>LibreOffice/7.3.5.2$Windows_X86_64 LibreOffice_project/184fe81b8c8c30d8b5082578aee2fed2ea847c01</meta:generator>
    <meta:document-statistic meta:table-count="0" meta:image-count="0" meta:object-count="0" meta:page-count="7" meta:paragraph-count="199" meta:word-count="803" meta:character-count="7596" meta:non-whitespace-character-count="4944"/>
  </office:meta>
</office:document-meta>
</file>